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13F14F3707B341B64B5.jpg" manifest:media-type="image/jpeg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23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4.064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5.146cm" svg:height="5.677cm" svg:x="1.778cm" svg:y="0.927cm" presentation:class="title" presentation:user-transformed="true">
          <draw:text-box>
            <text:p text:style-name="P2"><text:span text:style-name="T1">Arquitectura de Computadores</text:span><text:span text:style-name="T1"><text:line-break/></text:span><text:span text:style-name="T1">Teoría</text:span></text:p>
          </draw:text-box>
        </draw:frame>
        <draw:frame draw:style-name="gr1" draw:text-style-name="P1" draw:layer="layout" svg:width="15.296cm" svg:height="2.54cm" svg:x="6.35cm" svg:y="6.858cm">
          <draw:image xlink:href="Pictures/10000000000007800000013F14F3707B341B64B5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0-10-04T13:51:23.430567190</dc:date>
    <meta:editing-duration>P7DT21H5M5S</meta:editing-duration>
    <meta:editing-cycles>496</meta:editing-cycles>
    <meta:generator>LibreOffice/6.4.6.2$Linux_X86_64 LibreOffice_project/40$Build-2</meta:generator>
    <meta:print-date>2017-10-04T10:42:29.653181544</meta:print-date>
    <meta:document-statistic meta:object-count="27"/>
  </office:meta>
</office:document-meta>
</file>